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 1" table:style-name="ta1">
        <office:forms form:automatic-focus="false" form:apply-design-mode="false"/>
        <table:shapes>
          <draw:frame draw:z-index="0" draw:style-name="gr1" draw:text-style-name="P1" svg:width="24.625cm" svg:height="13.851cm" svg:x="58.57cm" svg:y="4.245cm">
            <draw:object draw:notify-on-update-of-ranges="'Sheet 1'.B2:'Sheet 1'.V2 'Sheet 1'.A1:'Sheet 1'.A1 'Sheet 1'.B1:'Sheet 1'.V1 'Sheet 1'.A4:'Sheet 1'.A4 'Sheet 1'.B4:'Sheet 1'.V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7cm" svg:height="13.096cm" svg:x="9.978cm" svg:y="4.004cm">
            <draw:object draw:notify-on-update-of-ranges="'Sheet 1'.A1:'Sheet 1'.A1 'Sheet 1'.B1:'Sheet 1'.V1 'Sheet 1'.A2:'Sheet 1'.A2 'Sheet 1'.B2:'Sheet 1'.V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666cm" svg:height="13.096cm" svg:x="10.862cm" svg:y="22.097cm">
            <draw:object draw:notify-on-update-of-ranges="'Sheet 1'.B1:'Sheet 1'.V1 'Sheet 1'.A2:'Sheet 1'.A2 'Sheet 1'.B2:'Sheet 1'.V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1" table:default-cell-style-name="Default"/>
        <table:table-row table:style-name="ro1">
          <table:table-cell office:value-type="string" calcext:value-type="string">
            <text:p>Measure 1Mbp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float" office:value="460" calcext:value-type="float">
            <text:p>460</text:p>
          </table:table-cell>
          <table:table-cell office:value-type="float" office:value="520" calcext:value-type="float">
            <text:p>5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limit 250m</text:p>
          </table:table-cell>
          <table:table-cell table:number-columns-repeated="61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7:00:29.180618</meta:creation-date>
    <dc:date>2024-08-28T21:26:54.750529615</dc:date>
    <meta:generator>LibreOffice/7.3.7.2$Linux_X86_64 LibreOffice_project/30$Build-2</meta:generator>
    <meta:editing-cycles>9</meta:editing-cycles>
    <meta:editing-duration>PT14H56M54S</meta:editing-duration>
    <meta:document-statistic meta:table-count="1" meta:cell-count="10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line" chart:style-name="ch1">
        <chart:title svg:x="10.338cm" svg:y="0.413cm" chart:style-name="ch2">
          <text:p>Range between UE</text:p>
        </chart:title>
        <chart:legend chart:legend-position="bottom" svg:x="9.154cm" svg:y="13.253cm" style:legend-expansion="wide" chart:style-name="ch3"/>
        <chart:plot-area chart:style-name="ch4" table:cell-range-address="'Sheet 1'.B1:'Sheet 1'.V2 'Sheet 1'.A1:'Sheet 1'.A1 'Sheet 1'.A4:'Sheet 1'.V4" chart:data-source-has-labels="both" svg:x="1.503cm" svg:y="1.469cm" svg:width="22.631cm" svg:height="10.342cm">
          <chart:coordinate-region svg:x="2.31cm" svg:y="1.668cm" svg:width="21.637cm" svg:height="9.496cm"/>
          <chart:axis chart:dimension="x" chart:name="primary-x" chart:style-name="ch5" chartooo:axis-type="auto">
            <chartooo:date-scale/>
            <chart:title svg:x="11.861cm" svg:y="12.088cm" chart:style-name="ch6">
              <text:p>power [dBm]</text:p>
            </chart:title>
            <chart:categories table:cell-range-address="'Sheet 1'.B2:'Sheet 1'.V2"/>
            <chart:grid chart:style-name="ch7" chart:class="major"/>
          </chart:axis>
          <chart:axis chart:dimension="y" chart:name="primary-y" chart:style-name="ch5">
            <chart:title svg:x="0.451cm" svg:y="7.557cm" chart:style-name="ch8">
              <text:p>distance [m]</text:p>
            </chart:title>
            <chart:grid chart:style-name="ch7" chart:class="major"/>
          </chart:axis>
          <chart:series chart:style-name="ch9" chart:values-cell-range-address="'Sheet 1'.B1:'Sheet 1'.V1" chart:label-cell-address="'Sheet 1'.A1:'Sheet 1'.A1" chart:class="chart:line">
            <chart:data-point chart:repeated="21"/>
          </chart:series>
          <chart:series chart:style-name="ch10" chart:values-cell-range-address="'Sheet 1'.B4:'Sheet 1'.V4" chart:label-cell-address="'Sheet 1'.A4:'Sheet 1'.A4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Measure 1Mbps</text:p>
                <draw:g>
                  <svg:desc>'Sheet 1'.A1:'Sheet 1'.A1</svg:desc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limit 250m</text:p>
                <draw:g>
                  <svg:desc>'Sheet 1'.A4:'Sheet 1'.A4</svg:desc>
                </draw:g>
              </table:table-cell>
              <table:table-cell office:value-type="float" office:value="250">
                <text:p>250</text:p>
                <draw:g>
                  <svg:desc>'Sheet 1'.B4:'Sheet 1'.V4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50"/>
      <style:graphic-properties svg:stroke-color="#81d41a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81d41a" fo:font-size="11pt" fo:font-weight="bold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71cm" svg:height="13.097cm" xlink:href=".." xlink:type="simple" chart:class="chart:scatter" chart:style-name="ch1">
        <chart:title svg:x="7.787cm" svg:y="0.396cm" chart:style-name="ch2">
          <text:p>Transmission power for UE</text:p>
        </chart:title>
        <chart:subtitle svg:x="0cm" svg:y="0cm" chart:style-name="ch3">
          <text:p>Subtitle</text:p>
        </chart:subtitle>
        <chart:plot-area chart:style-name="ch4" table:cell-range-address="'Sheet 1'.A1:'Sheet 1'.V2" chart:data-source-has-labels="column" svg:x="1.683cm" svg:y="1.558cm" svg:width="19.399cm" svg:height="10.078cm">
          <chart:coordinate-region svg:x="2.304cm" svg:y="1.758cm" svg:width="18.498cm" svg:height="9.232cm"/>
          <chart:axis chart:dimension="x" chart:name="primary-x" chart:style-name="ch5">
            <chart:title svg:x="10.28cm" svg:y="11.898cm" chart:style-name="ch6">
              <text:p>Range [m]</text:p>
            </chart:title>
            <chart:grid chart:style-name="ch7" chart:class="major"/>
          </chart:axis>
          <chart:axis chart:dimension="y" chart:name="primary-y" chart:style-name="ch8">
            <chart:title svg:x="0.451cm" svg:y="7.95cm" chart:style-name="ch9">
              <text:p>Power [dBm]</text:p>
            </chart:title>
            <chart:grid chart:style-name="ch7" chart:class="major"/>
          </chart:axis>
          <chart:axis chart:dimension="y" chart:name="secondary-y" chart:style-name="ch10">
            <chart:title svg:x="9.413cm" svg:y="10.353cm" chart:style-name="ch11">
              <text:p>Minimum range</text:p>
            </chart:title>
          </chart:axis>
          <chart:series chart:attached-axis="primary-y" chart:style-name="ch12" chart:values-cell-range-address="'Sheet 1'.B2:'Sheet 1'.V2" chart:label-cell-address="'Sheet 1'.A2:'Sheet 1'.A2" chart:class="chart:scatter">
            <chart:domain table:cell-range-address="'Sheet 1'.B1:'Sheet 1'.V1"/>
            <chart:data-point chart:repeated="21"/>
          </chart:series>
          <chart:series chart:attached-axis="primary-y" chart:style-name="ch13" chart:values-cell-range-address="" chart:class="chart:scatte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power</text:p>
                <draw:g>
                  <svg:desc>'Sheet 1'.A2:'Sheet 1'.A2</svg:desc>
                </draw:g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50"/>
      <style:graphic-properties svg:stroke-color="#81d41a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color="#81d41a" fo:font-size="11pt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7cm" svg:height="13.097cm" xlink:href=".." xlink:type="simple" chart:class="chart:scatter" chart:style-name="ch1">
        <chart:title svg:x="5.285cm" svg:y="0.396cm" chart:style-name="ch2">
          <text:p>Transmission power for UE</text:p>
        </chart:title>
        <chart:plot-area chart:style-name="ch3" table:cell-range-address="'Sheet 1'.B1:'Sheet 1'.V2 'Sheet 1'.A2:'Sheet 1'.A2" chart:data-source-has-labels="column" svg:x="1.583cm" svg:y="1.558cm" svg:width="14.695cm" svg:height="10.078cm">
          <chart:coordinate-region svg:x="2.204cm" svg:y="1.758cm" svg:width="13.794cm" svg:height="9.232cm"/>
          <chart:axis chart:dimension="x" chart:name="primary-x" chart:style-name="ch4">
            <chart:title svg:x="7.828cm" svg:y="11.898cm" chart:style-name="ch5">
              <text:p>Range [m]</text:p>
            </chart:title>
            <chart:grid chart:style-name="ch6" chart:class="major"/>
          </chart:axis>
          <chart:axis chart:dimension="y" chart:name="primary-y" chart:style-name="ch7">
            <chart:title svg:x="0.451cm" svg:y="7.95cm" chart:style-name="ch8">
              <text:p>Power [dBm]</text:p>
            </chart:title>
            <chart:grid chart:style-name="ch6" chart:class="major"/>
          </chart:axis>
          <chart:axis chart:dimension="y" chart:name="secondary-y" chart:style-name="ch9">
            <chart:title svg:x="7.335cm" svg:y="10.351cm" chart:style-name="ch10">
              <text:p>Minimum range</text:p>
            </chart:title>
          </chart:axis>
          <chart:series chart:attached-axis="primary-y" chart:style-name="ch11" chart:values-cell-range-address="'Sheet 1'.B2:'Sheet 1'.V2" chart:label-cell-address="'Sheet 1'.A2:'Sheet 1'.A2" chart:class="chart:scatter">
            <chart:domain table:cell-range-address="'Sheet 1'.B1:'Sheet 1'.V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power</text:p>
                <draw:g>
                  <svg:desc>'Sheet 1'.A2:'Sheet 1'.A2</svg:desc>
                </draw:g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